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3957in"/>
    </style:style>
    <style:style style:name="co3" style:family="table-column">
      <style:table-column-properties fo:break-before="auto" style:column-width="5.811in"/>
    </style:style>
    <style:style style:name="co4" style:family="table-column">
      <style:table-column-properties fo:break-before="auto" style:column-width="4.2665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73"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0000"/>
    </style:style>
    <style:style style:name="T12" style:family="text">
      <style:text-properties fo:color="#2a6099"/>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5429"/>
    </style:style>
    <style:style style:name="T17" style:family="text">
      <style:text-properties fo:color="#158466"/>
    </style:style>
    <style:style style:name="T18" style:family="text">
      <style:text-properties fo:color="#ff9900"/>
    </style:style>
    <style:style style:name="T19" style:family="text">
      <style:text-properties fo:color="#ff3838"/>
    </style:style>
    <style:style style:name="T20" style:family="text">
      <style:text-properties fo:color="#111111"/>
    </style:style>
    <style:style style:name="T21" style:family="text">
      <style:text-properties fo:color="#ff4000"/>
    </style:style>
    <style:style style:name="T22" style:family="text">
      <style:text-properties fo:color="#00a933"/>
    </style:style>
    <style:style style:name="T23"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ar</text:p>
          </table:table-cell>
          <table:table-cell office:value-type="string" calcext:value-type="string">
            <text:p>چھلے دار</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text:p>
          </table:table-cell>
          <table:table-cell office:value-type="string" calcext:value-type="string">
            <text:p>قطاری ترتیب</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z bar (complex conjugate)</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 2 by 3</text:p>
          </table:table-cell>
          <table:table-cell office:value-type="string" calcext:value-type="string">
            <text:p>الف ضرب ب، <text:s text:c="2"/>دو با تین</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6055in" svg:y="210.99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2.8154in" draw:caption-point-x="-0.2063in" draw:caption-point-y="1.0094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3"/>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سکڑاو اور پھیلاو</text:span>، <text:span text:style-name="T12">سکڑاو اور توسعی</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62"/>
          <table:table-cell table:style-name="Default" table:number-columns-repeated="960"/>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درست ہو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rse shoe</text:p>
          </table:table-cell>
          <table:table-cell office:value-type="string" calcext:value-type="string">
            <text:p>نعل</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crement theorem</text:p>
          </table:table-cell>
          <table:table-cell office:value-type="string" calcext:value-type="string">
            <text:p>مسئلہ بڑھوت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73" office:value-type="string" calcext:value-type="string">
            <text:p><text:span text:style-name="T16">خطی تکمل</text:span>، <text:span text:style-name="T17">لکیری تکمل</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1022"/>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1022"/>
        </table:table-row>
        <table:table-row table:style-name="ro2">
          <table:table-cell office:value-type="string" calcext:value-type="string">
            <text:p>inversion: number of inversion</text:p>
          </table:table-cell>
          <table:table-cell office:value-type="string" calcext:value-type="string">
            <text:p>تعکیس کی تعداد</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3" office:value-type="string" calcext:value-type="string">
            <text:p><text:span text:style-name="T19">خطی کثافت بار</text:span>،<text:span text:style-name="T17"> لکیری کثافت بار</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62"/>
          <table:table-cell table:style-name="Default" table:number-columns-repeated="960"/>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1">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18">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20">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کھل جا سم سم، <text:span text:style-name="T12">شعار</text:span></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text:span text:style-name="T21">پھیلاؤ کی موج</text:span>،<text:span text:style-name="T22"> تلطیف</text:span></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1">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 (computer)</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ce</text:p>
          </table:table-cell>
          <table:table-cell office:value-type="string" calcext:value-type="string">
            <text:p>سراغ رسائی، پہچان</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 <text:span text:style-name="T17">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text:span text:style-name="T11">پھیلاؤ کی موج</text:span>، تلطیف</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78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4T13:33:39.460498544</dc:date>
    <meta:editing-duration>P84DT52M34S</meta:editing-duration>
    <meta:editing-cycles>3468</meta:editing-cycles>
    <meta:generator>LibreOffice/7.3.7.2$Linux_X86_64 LibreOffice_project/30$Build-2</meta:generator>
    <meta:document-statistic meta:table-count="3" meta:cell-count="59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